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7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20.2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20.4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7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7.6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7.8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8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7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753cm" svg:height="1.204cm" svg:x="24.038cm" svg:y="29.291cm">
          <draw:text-box>
            <text:p><text:span text:style-name="T4">sum: 12 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31.6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31.8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8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8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8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7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7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8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6.913cm" svg:y="43.994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4.854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5cm" svg:y="43.99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6.912cm" svg:y="49.39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4.853cm" svg:y="49.39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29cm" svg:height="2.67cm" svg:x="30.764cm" svg:y="49.396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23:34.325928982</dc:date>
    <dc:creator>elucterio </dc:creator>
    <meta:editing-duration>PT4H1M54S</meta:editing-duration>
    <meta:editing-cycles>45</meta:editing-cycles>
    <meta:generator>LibreOffice/4.2.8.2$Linux_X86_64 LibreOffice_project/420m0$Build-2</meta:generator>
    <meta:document-statistic meta:object-count="218"/>
  </office:meta>
</office:document-meta>
</file>